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Preformatted_20_Text">
      <style:text-properties fo:font-variant="normal" fo:text-transform="none" fo:color="#202124" style:font-name="Arial" fo:font-size="12pt" fo:letter-spacing="normal" fo:language="de" fo:country="DE" fo:font-style="normal" fo:font-weight="normal" style:font-size-asian="12pt" style:font-size-complex="12pt"/>
    </style:style>
    <style:style style:name="P5" style:family="paragraph" style:parent-style-name="Preformatted_20_Text">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6"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7"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8"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9"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00ccff" style:font-name="sans-serif" fo:font-size="15pt" fo:letter-spacing="normal" fo:font-style="normal"/>
    </style:style>
    <style:style style:name="T2" style:family="text">
      <style:text-properties fo:font-variant="normal" fo:text-transform="none" style:font-name="sans-serif" fo:font-size="15pt" fo:letter-spacing="normal" fo:font-style="normal"/>
    </style:style>
    <style:style style:name="T3" style:family="text">
      <style:text-properties fo:font-variant="normal" fo:text-transform="none" fo:color="#000000" style:font-name="sans-serif" fo:font-size="15pt" fo:letter-spacing="normal" fo:font-style="normal"/>
    </style:style>
    <style:style style:name="T4" style:family="text">
      <style:text-properties fo:font-variant="normal" fo:text-transform="none" fo:color="#000000" fo:font-size="15pt" fo:letter-spacing="normal" fo:font-style="normal"/>
    </style:style>
    <style:style style:name="T5" style:family="text">
      <style:text-properties fo:font-variant="normal" fo:text-transform="none" fo:color="#000000" style:font-name="Arial" fo:font-size="15pt" fo:letter-spacing="normal" fo:font-style="normal"/>
    </style:style>
    <style:style style:name="T6" style:family="text">
      <style:text-properties fo:font-variant="normal" fo:text-transform="none" fo:color="#000000" style:font-name="Arial" fo:letter-spacing="normal" fo:font-style="normal"/>
    </style:style>
    <style:style style:name="T7" style:family="text">
      <style:text-properties fo:font-variant="normal" fo:text-transform="none" fo:color="#000000" style:font-name="Arial" fo:font-size="12pt" fo:letter-spacing="normal" fo:font-style="normal" style:font-size-asian="12pt" style:font-size-complex="12pt"/>
    </style:style>
    <style:style style:name="T8" style:family="text">
      <style:text-properties fo:font-variant="normal" fo:text-transform="none" fo:color="#000000" fo:font-size="12pt" fo:letter-spacing="normal" fo:font-style="normal" style:font-size-asian="12pt" style:font-size-complex="12pt"/>
    </style:style>
    <style:style style:name="T9" style:family="text">
      <style:text-properties fo:font-variant="normal" fo:text-transform="none" fo:color="#202124" fo:letter-spacing="normal" fo:language="de" fo:country="DE" fo:font-style="normal" fo:font-weight="normal"/>
    </style:style>
    <style:style style:name="T10" style:family="text">
      <style:text-properties fo:font-variant="normal" fo:text-transform="none" fo:color="#333333" style:font-name="sans-serif" fo:font-size="13.5pt" fo:letter-spacing="normal" fo:font-style="normal" fo:font-weight="normal"/>
    </style:style>
    <style:style style:name="T11" style:family="text">
      <style:text-properties fo:font-variant="normal" fo:text-transform="none" fo:color="#333333" fo:font-size="13.5pt" fo:letter-spacing="normal" fo:font-style="normal" fo:font-weight="normal"/>
    </style:style>
    <style:style style:name="T12" style:family="text">
      <style:text-properties fo:font-variant="normal" fo:text-transform="none" fo:color="#333333" fo:letter-spacing="normal" fo:font-style="normal" fo:font-weight="normal"/>
    </style:style>
    <style:style style:name="T13" style:family="text">
      <style:text-properties fo:color="#000000"/>
    </style:style>
    <style:style style:name="T14" style:family="text">
      <style:text-properties fo:color="#000000" style:font-name="Arial"/>
    </style:style>
    <style:style style:name="T15" style:family="text">
      <style:text-properties fo:color="#000000" style:font-name="Arial" fo:font-size="12pt" style:font-size-asian="12pt" style:font-size-complex="12pt"/>
    </style:style>
    <style:style style:name="T16" style:family="text">
      <style:text-properties fo:color="#00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text:bookmark text:name="tw-target-text"/>Die Verhinderung von Datenverlust wird in drei Typen unterteilt: Netzwerk, Endpunkt und Cloud. Alle drei erfüllen dieselbe Funktion, nämlich den Datenschutz, werden jedoch unterschiedlich eingesetzt.</text:p>
      <text:p text:style-name="P9"/>
      <text:p text:style-name="P8">Network-DLP</text:p>
      <text:p text:style-name="P9"><text:span text:style-name="T9">Netzwerk-DLP bietet eine sichere Grenze für Netzwerkdaten, indem es Daten verfolgt und analysiert, während sie durch das Netzwerk der Organisation fließen. Es ist nur wirksam, wenn das Gerät mit dem Netzwerk der Organisation verbunden ist. Angenommen, ein Benutzer versucht, mithilfe seines organisatorischen E-Mail-Kontos vertrauliche Daten über das Netzwerk der Organisation zu übermitteln. In diesem Fall erkennt Netzwerk-DLP dies und führt verschiedene Schritte durch, z. B. Verschlüsselung, Blockierung, Isolierung oder Überwachung. Anschließend werden die Cybersicherheitsanalysten oder Administratoren über den Versuch informiert, bei Bedarf eine tiefergehende Untersuchung durchzuführen.</text:span></text:p>
      <text:p text:style-name="P7"/>
      <text:p text:style-name="P1"/>
      <text:p text:style-name="P3"><text:span text:style-name="Strong_20_Emphasis"><text:span text:style-name="T7">Endpoint DLP</text:span></text:span><text:span text:style-name="T15"> </text:span></text:p>
      <text:p text:style-name="P6"><text:bookmark text:name="tw-target-text1"/>Endpunkt-DLP funktioniert im Gegensatz zu Netzwerk-DLP nicht in einem Netzwerk. Es überwacht Endpunktgeräte wie Server, Workstations, Laptops und Mobilgeräte, auf denen kritische Daten genutzt, übertragen oder gespeichert werden. Es kann auch überwachen, wenn vertrauliche Daten auf Geräten gespeichert werden, die nicht gesichert sind. Diese Art von DLP bietet umfassendere Sicherheit als Netzwerk-DLP, erfordert aber auch einen umfangreicheren Verwaltungsaufwand. Es muss auf jedem Gerät bereitgestellt werden, was logistisch möglicherweise schwierig durchzuführen ist und außerdem mehr Zeit und Konzentration erfordert, um es zu verwalten.</text:p>
      <text:p text:style-name="P9"/>
      <text:p text:style-name="P8">Cloud-DLP</text:p>
      <text:p text:style-name="P9"><text:span text:style-name="T9">Cloud DLP ähnelt Endpoint DLP darin, dass es DLP-Richtlinien auf bestimmte Cloud-Konten anwendet. Im Gegensatz zu Network DLP wird keine Netzwerkgrenze erstellt. Stattdessen interagiert es mit cloudbasierten Diensten wie Office 365. Cloud DLP verschlüsselt Ihre in der Cloud gespeicherten Daten und stellt sicher, dass sie nur an Cloud-Dienste übertragen werden, die Ihr </text:span><text:soft-page-break/><text:span text:style-name="T9">Unternehmen zulässt. Es kann verschiedene Aktionen ausführen, z. B. Daten erkennen, kategorisieren, entfernen oder ändern, bevor sie in einer Cloud-Umgebung freigegeben werden.</text:span></text:p>
      <text:p text:style-name="P1"/>
      <text:p text:style-name="P1"/>
      <text:p text:style-name="P4"><text:bookmark text:name="tw-target-text2"/>Jeder der von uns behandelten Typen verwendet DLP auf etwas andere Weise. DLP-Agenten werden im Allgemeinen auf dem entsprechenden Gerät, Netzwerk oder in der Cloud bereitgestellt und sind für die Überwachung des Datenflusses, die Durchführung erforderlicher Aktionen und das Senden von Warnungen an einen zentralen Ort verantwortlich, der alle Daten sammelt.</text:p>
      <text:p text:style-name="P9"/>
      <text:p text:style-name="P7">DLP funktioniert auf zwei Arten: Es analysiert kontextbezogene Inhalte oder Inhalte basierend auf Zeichenfolgen- oder Wortübereinstimmungen. DLP könnte Bedrohungen anhand von Zeichenfolgen und Wörtern filtern und finden, muss jedoch zunächst verstehen, wie sie geschrieben sind, was sie bedeuten und ob sie authentisch und legitim sind.</text:p>
      <text:p text:style-name="P9"/>
      <text:p text:style-name="P7">DLP wurde entwickelt und basiert auf der Inhaltsauswertung, die verschiedene Methoden zur Erkennung böswilliger Datenmanipulationsversuche nutzt. Im Folgenden sind die gebräuchlichsten Funktionsweisen aufgeführt:</text:p>
      <text:p text:style-name="P1"/>
      <text:p text:style-name="P1"/>
      <text:p text:style-name="P2">Content Analysis</text:p>
      <text:p text:style-name="P1"><text:span text:style-name="T12">DLP analyzes and reacts to content based on rules that it follows. A common example is sending credit card details. If someone tries to send the 16-digit credit card number, including the 3-digit security code and expiration date, organizations can create a rule that monitors it. If the DLP detects this attempt, it will be instructed to reject the email.</text:span> </text:p>
      <text:p text:style-name="P1"/>
      <text:p text:style-name="P1"/>
      <text:p text:style-name="P2">Fingerprints</text:p>
      <text:p text:style-name="P4"><text:bookmark text:name="tw-target-text3"/>Alle erkannten Daten werden mit indizierten Dateien verglichen, die in einer Datenbank gespeichert sind. Der DLP überwacht und vergleicht alle verwendeten, verschobenen oder ruhenden Dateien mit den Dateien in der Datenbank. Bei einer Übereinstimmung wird entsprechend der Konfiguration gearbeitet. Beispielsweise kann die Organisation eine Regel schreiben, die jeden Versuch verhindert, den Ausdruck „privat“ zu drucken. Wenn der DLP erkennt, dass jemand versucht, ein Dokument mit dem Begriff „privat“ auszudrucken, wird die Aktion blockiert.</text:p>
      <text:p text:style-name="P4"/>
      <text:p text:style-name="P5">File Checksum Analysis</text:p>
      <text:p text:style-name="P4"><text:bookmark text:name="tw-target-text4"/>DLP stellt fest, ob sich der Dateiinhalt geändert hat, indem Hashing-Algorithmen eingesetzt werden, um Hashes von Dateidaten zu generieren und diese mit dem Original-Hash zu vergleichen. Beispielsweise hat ein Benutzer eine Anwendung heruntergeladen. Der DLP vergleicht bei jedem Laden der Anwendung den ursprünglichen Hash mit dem aktuellen Hash, um sicherzustellen, dass er sich nicht geändert h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26cm" fo:margin-bottom="1.256cm" fo:margin-left="1.085cm" fo:margin-right="1.12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4$Win32 OpenOffice.org_project/4114m1$Build-9811</meta:generator>
    <dc:date>2023-11-27T14:15:43.68</dc:date>
    <dc:creator>kaos sevdalisi</dc:creator>
    <meta:document-statistic meta:table-count="0" meta:image-count="0" meta:object-count="0" meta:page-count="2" meta:paragraph-count="16" meta:word-count="585" meta:character-count="4374"/>
    <meta:user-defined meta:name="Info 1"/>
    <meta:user-defined meta:name="Info 2"/>
    <meta:user-defined meta:name="Info 3"/>
    <meta:user-defined meta:name="Info 4"/>
  </office:meta>
</office:document-meta>
</file>